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text-properties fo:font-style="italic" style:font-style-asian="italic" style:font-style-complex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ensy Audio Platform</text:p>
          </draw:text-box>
        </draw:frame>
        <draw:frame presentation:style-name="pr2" draw:layer="layout" svg:width="25.199cm" svg:height="12.179cm" svg:x="1.778cm" svg:y="5.588cm" presentation:class="subtitle" presentation:user-transformed="true">
          <draw:text-box>
            <text:p><text:span text:style-name="T1">Looking at the Teensy Audio platform with an </text:span></text:p>
            <text:p><text:span text:style-name="T1">eye towards sound synthesis</text:span></text:p>
            <text:p><text:span text:style-name="T1"/></text:p>
            <text:p><text:span text:style-name="T1">Presented By:</text:span></text:p>
            <text:p>Marshall Taylor</text:p>
            <text:p>Byron Jacquot</text:p>
            <text:p><text:span text:style-name="T2">SparkFun Electronics</text:span></text:p>
            <text:p><text:span text:style-name="T2">Niwot, Colora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I: Background</text:p>
          </draw:text-box>
        </draw:frame>
        <draw:frame presentation:style-name="pr4" draw:layer="layout" svg:width="25.199cm" svg:height="12.179cm" svg:x="1.4cm" svg:y="5.347cm" presentation:class="outline" presentation:user-transformed="true">
          <draw:text-box>
            <text:p>What Is Teensy?</text:p>
            <text:p>Small, inexpensive, Arduino-compatible microcontroller boards.</text:p>
            <text:p>[photos]</text:p>
            <text:p><text:span text:style-name="T2">From PJRC.com</text:span></text:p>
            <text:p><text:span text:style-name="T2">Three Generations:</text:span></text:p>
            <text:list text:style-name="L3">
              <text:list-item>
                <text:p><text:span text:style-name="T2">1.0 Atmel AVR Mega328P</text:span></text:p>
              </text:list-item>
              <text:list-item>
                <text:p><text:span text:style-name="T2">2.0 Atmel ATMEGA32U4 – native USB port.</text:span></text:p>
              </text:list-item>
              <text:list-item>
                <text:p><text:span text:style-name="T2">3.1/3.2 Freescale Kinetis MK20DX256 (ARM Cortex M4)</text:span></text:p>
              </text:list-item>
              <text:list-item>
                <text:p><text:span text:style-name="T2">LC (Low Cost) Cortex M0+</text:span></text:p>
              </text:list-item>
            </text:list>
            <text:p><text:span text:style-name="T2">Programming environment is FOSS – GCC for ARM, Arduino ID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ensy 3.2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 text:style-name="P1"><text:span text:style-name="T2">[pic]</text:span></text:p>
            <text:p text:style-name="P2"><text:span text:style-name="T2">Microcontroller Features:</text:span></text:p>
            <text:list text:style-name="L2">
              <text:list-item>
                <text:p text:style-name="P2"><text:span text:style-name="T2">32-bit ARM core</text:span></text:p>
              </text:list-item>
              <text:list-item>
                <text:p text:style-name="P2"><text:span text:style-name="T2">256 kB flash memory</text:span></text:p>
              </text:list-item>
              <text:list-item>
                <text:p text:style-name="P2"><text:span text:style-name="T2">64 kB RAM</text:span></text:p>
              </text:list-item>
              <text:list-item>
                <text:p text:style-name="P2"><text:span text:style-name="T2">34 I/O pins</text:span></text:p>
              </text:list-item>
              <text:list-item>
                <text:p text:style-name="P2"><text:span text:style-name="T2">21 Analog-to-digital channels</text:span></text:p>
              </text:list-item>
              <text:list-item>
                <text:p text:style-name="P2"><text:span text:style-name="T3">DMA (direct memory access)</text:span></text:p>
              </text:list-item>
              <text:list-item>
                <text:p text:style-name="P2"><text:span text:style-name="T3">I2S Peripheral</text:span></text:p>
              </text:list-item>
              <text:list-item>
                <text:p text:style-name="P2"><text:span text:style-name="T3">Integer DSP instructions</text:span></text:p>
              </text:list-item>
            </text:list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ensy Audio Adap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1">[pic]</text:p>
            <text:p text:style-name="P1">[block diagram from datasheet]</text:p>
            <text:p>Shield board with stereo audio codec and micro-SD card slot.</text:p>
            <text:p>Codec - “coder/decoder” combines audio-type analog-to-digial and digital-to-analog converters.</text:p>
            <text:p>The codec on the shield is capable of 2 channels 16-bit audio conversion.</text:p>
            <text:p>It also provides some audio utility functions – input and output gain control, EQ, bass enhancement, limiting, and a headphone amplifier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art 2: Using Teensy Audio</text:p>
          </draw:text-box>
        </draw:frame>
        <draw:frame presentation:style-name="pr4" draw:layer="layout" svg:width="25.199cm" svg:height="12.179cm" svg:x="1.4cm" svg:y="4.914cm" presentation:class="outline">
          <draw:text-box>
            <text:p>Browser based block interface built on Node Red framework. <text:s/>Can run locally w/o internet connection.</text:p>
            <text:p>Drag and drop DSP functions, wire them together with virtual patch cords.</text:p>
            <text:p>It also functions as the reference manual for the DSP nodes.</text:p>
            <text:p text:style-name="P1">-demo part 1-</text:p>
            <text:p text:style-name="P1">Show off types of nodes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duino Details</text:p>
          </draw:text-box>
        </draw:frame>
        <draw:frame presentation:style-name="pr4" draw:layer="layout" svg:width="25.199cm" svg:height="12.179cm" svg:x="1.4cm" svg:y="4.914cm" presentation:class="outline">
          <draw:text-box>
            <text:p>Supports Teensy when the “Teensyduino” package is loaded, and Teensy is selected as the target.</text:p>
            <text:p>It's not a terribly rich environment.</text:p>
            <text:list text:style-name="L2">
              <text:list-item>
                <text:p>The code editor is minimal but functional.</text:p>
              </text:list-item>
              <text:list-item>
                <text:p>It's <text:span text:style-name="T4">not</text:span><text:span text:style-name="T5"> a debugger. <text:s/>But there is a serial window.</text:span></text:p>
              </text:list-item>
              <text:list-item>
                <text:p><text:span text:style-name="T5">The build process is really coarse – </text:span></text:p>
                <text:list>
                  <text:list-item>
                    <text:p><text:span text:style-name="T5">The first build after it's launched will build all dependencies. <text:s/>Subsequent builds don't rebuild everything.</text:span></text:p>
                  </text:list-item>
                  <text:list-item>
                    <text:p><text:span text:style-name="T5">Dependencies are determined through a set of path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 Load A Pat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Hit the “export” button in GUI, and copy the code listing to the clipboard.</text:p>
            <text:p>Paste that code into the local declarations of an Arduino Sketch.</text:p>
            <text:p>Typically, you'll need to add some initialization code to the setup() function.</text:p>
            <text:p/>
            <text:p text:style-name="P1">-demo part 2- 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w Others are Using Teensy Audio</text:p>
          </draw:text-box>
        </draw:frame>
        <draw:frame presentation:style-name="pr4" draw:layer="layout" svg:width="25.199cm" svg:height="12.179cm" svg:x="1.4cm" svg:y="4.914cm" presentation:class="outline">
          <draw:text-box>
            <text:p>Two types of project seem to be most common:</text:p>
            <text:list text:style-name="L4">
              <text:list-item>
                <text:p><text:s/>Sample playback from SD cards.</text:p>
              </text:list-item>
              <text:list-item>
                <text:p><text:s/>Realtime analysis – can do 1024 point FF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3: How We're using Teensy Audi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1">Synthesis and effects!</text:p>
            <text:p>Teensy has many channels of onboard utilitarian (non-Audio) ADC, so we can add knobs for realtime control.</text:p>
            <text:p>Also has serial ports for MIDI.</text:p>
            <text:p>I2C and SPI for low-level hardware interfaces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ick Commercial Brea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Protos shown tonight were made with CNC tools.</text:p>
            <text:p>Acrylic was worked withan Epilog laser cutter.</text:p>
            <text:p>Wooden end caps were made using Shapeoko CNC router.</text:p>
            <text:p>..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endvelop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...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ffec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Modulated delay block.</text:p>
            <text:p>The core of a tape-delay emulation and chorus.</text:p>
            <text:p>...</text:p>
            <text:p text:style-name="P1">Demo?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ensy-boom</text:p>
          </draw:text-box>
        </draw:frame>
        <draw:frame presentation:style-name="pr4" draw:layer="layout" svg:width="25.199cm" svg:height="12.179cm" svg:x="1.4cm" svg:y="4.914cm" presentation:class="outline">
          <draw:text-box>
            <text:p>Classic-style drum machine with step sequencer.</text:p>
            <text:p>Drums are based on analog emulation.</text:p>
            <text:list text:style-name="L2">
              <text:list-item>
                <text:p>Drum voices are presently using direct-digital-synthesis (DDS) waveform generation for damped sine waves.</text:p>
              </text:list-item>
              <text:list-item>
                <text:p>Cymbal voices use an emulation of the TR-808/606 cymbal circuit, generating and combining square waves</text:p>
              </text:list-item>
              <text:list-item>
                <text:p>Shaker and clap are simply pulsed filtered white noi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Drum Clas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p>[diagram]</text:p>
            <text:p>Uses a phase accumlulator oscillator to index a sine wave table, with interpolation between points.</text:p>
            <text:p>Also contains a decay-only envelope – uses a phase accumulator to generate a ramp, then squares it, as n^2 on the interval [0..1] is an inexpensive quasi-exponential decay.</text:p>
            <text:p>The envelope is applied to amplitude and pitch inside the module.</text:p>
            <text:p>This one is “simple” as there are drum sounds at the output. <text:s/>It has a more complex cousin with outputs for the oscillator and envelope, which can be used with other modules for more complex sounds, like adding white noise to a snare drum.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>The more we learn about the platform, the more ideas we dream up...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4: Lifting The Ho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Architecture</text:p>
            <text:p>[pic]</text:p>
            <text:p/>
            <text:p>Codec-i2s-dma</text:p>
            <text:p>128 sample blocks arrive without any software intervention.</text:p>
            <text:p>Expected to deliver 128 sample blocks to the output, fed out by hardware</text:p>
            <text:p>Dma-i2s-codec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ftware Architec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A lot of pieces are generic, and hidden behind the scenes.</text:p>
            <text:list text:style-name="L2">
              <text:list-item>
                <text:p>DMA and I2S drivers</text:p>
              </text:list-item>
              <text:list-item>
                <text:p>Graph analysis of the patch represented by the nodes and connectors. <text:s/>The connectors correspond to the runtime RAM usage, but it appears to be reasonably optimal. <text:s/>The memory for the connectors has to be allocated by the sketch using ___.</text:p>
              </text:list-item>
              <text:list-item>
                <text:p>Execution model can be considered as two threads. <text:s/></text:p>
                <text:list>
                  <text:list-item>
                    <text:p>The Arduino sketch is a lower priority thread that can control the processing. </text:p>
                  </text:list-item>
                  <text:list-item>
                    <text:p><text:s/>The processing is done by the nodes in an interrupt (IE. higher priority thread).</text:p>
                  </text:list-item>
                </text:list>
              </text:list-item>
              <text:list-item>
                <text:p>The processing work is done by the nodes.</text:p>
                <text:list>
                  <text:list-item>
                    <text:p>Each note is a C++ class, derived from a common __ ancestor.</text:p>
                  </text:list-item>
                  <text:list-item>
                    <text:p>Each uses the parent class for sample buffer management</text:p>
                  </text:list-item>
                  <text:list-item>
                    <text:p>Each must implement the update() function.</text:p>
                  </text:list-item>
                  <text:list-item>
                    <text:p>Other functions are more dependent on the use &amp; behavior of the block. <text:s/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update() 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p>Writing a new node is mainly about writing it's <text:span text:style-name="T4">update()</text:span><text:span text:style-name="T5"> function. <text:s/>Update d</text:span>oes the realtime processing of blocks of PCM data. <text:s/></text:p>
            <text:list text:style-name="L2">
              <text:list-item>
                <text:p>Called automatically by framework when audio sample data is required.</text:p>
              </text:list-item>
              <text:list-item>
                <text:p>Can generate, consume or pass through. </text:p>
              </text:list-item>
              <text:list-item>
                <text:p>Nodes can have [0..many] inputs, and [0..many] outputs.</text:p>
              </text:list-item>
              <text:list-item>
                <text:p>Needs to be somewhat lightweight, and shouldn't use blocking resources.</text:p>
              </text:list-item>
            </text:list>
            <text:p>If the node needs to receive data from the sketch, that's usually done by adding accessor functions.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arison to VST Plugin Architec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th are frameworks for handling DSP routines.</text:p>
              </text:list-item>
              <text:list-item>
                <text:p>VST uses variable sized sample blocks. <text:s/>So far Teensy uses fixed size blocks.</text:p>
              </text:list-item>
              <text:list-item>
                <text:p>VST uses floats on range [0..1.0] for control parameters. <text:s/>Teensy has no limitation.</text:p>
              </text:list-item>
              <text:list-item>
                <text:p>VST uses floats in range [-1.0..1.0] for audio data. <text:s/>Teensy uses 16-bit signed integer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xed Point Mat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The thing that makes this possible is fast multiplication hardware in the CPU. <text:s/>It can handle integer multiplication quickly, for 16 and 32 bit data. Floating point is considerably slower.</text:p>
            <text:p>Rather than thinking about the PCM data as being 2's complement signed integers [-32768..32767], it's easier to reframe it as being fractional data from [-1..0.999999]</text:p>
            <text:p>A byte then breaks down as follows</text:p>
            <text:p>[pic – byte breakdown, fractional bits, signed vs unsigned]</text:p>
            <text:p>Longer integer types can use the same format, with progressively smaller fractional bits.</text:p>
            <text:p>[pic...]</text:p>
            <text:p>Conversion between lengths means left-justifying the data, and adding or discarding LSBs.</text:p>
            <text:p>This is sometimes called “Q” format, with numbers indicating the number of fractional bits. <text:s/>Q15 is 15 fractional bits, usually with a sign bit to make 16 total. <text:s/>There are times that the decimal needs to be somewhere else: Q4.4 would be 4 fractional bits, and 4 integer bits. <text:s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xed Point Math, Page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The trick to using fixed point math is a reexamination of the multiplicative identity. <text:s/>We know that multiplying <text:span text:style-name="T4">x</text:span> by 1 results in <text:span text:style-name="T4">x.</text:span></text:p>
            <text:p><text:span text:style-name="T6">If we multiply two fixed point numbers, we get similar behavior</text:span></text:p>
            <text:p><text:span text:style-name="T6">0xff x 0xff = 0xfe01</text:span></text:p>
            <text:p><text:span text:style-name="T6">If we discard the eight fractional bits that were added (just as we might limit the number of digits of precision in a decimal calculation), we nearly return to the multiplicative identity.</text:span></text:p>
            <text:p><text:span text:style-name="T6">0xFe01 &gt;&gt;= 8 -&gt; 0xfe.</text:span></text:p>
            <text:p><text:span text:style-name="T6">(</text:span><text:span text:style-name="T7">Nearly </text:span><text:span text:style-name="T6">because 0xff isn't a complete 1, it's 255/256, or 0.99605...)</text:span></text:p>
            <text:p><text:span text:style-name="T6">This also works for twos-complement numbers, but every multiplication adds two sign bits, so we need to shift by fewer bits to discard LSBs.</text:span></text:p>
            <text:p><text:span text:style-name="T6">0x7f * 0x7f = 0x3f01</text:span></text:p>
            <text:p><text:span text:style-name="T6">3f01 &gt;&gt;= 7 -&gt; 0x7e</text:span></text:p>
            <text:p><text:span text:style-name="T6">This works for longer data types by adding on more fractional LSBs, and shifts to realign the decimal (binary) poin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Using the fast multiplie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><text:span text:style-name="T5">[quote Knuth on Opt.]</text:span></text:p>
            <text:p><text:span text:style-name="T5">Most legible: Can simply use C-style math operators, and the compiler generates reasonable code, inserting those instrs when possible.</text:span></text:p>
            <text:p><text:span text:style-name="T5">More optimized: </text:span><text:span text:style-name="T4">Dspinst.h </text:span><text:span text:style-name="T5">contains explicit wrappers around useful DSP instructions</text:span></text:p>
            <text:p><text:span text:style-name="T5">q31*q31&gt;&gt;32!</text:span></text:p>
            <text:p><text:span text:style-name="T4">Arm_math.h</text:span><text:span text:style-name="T5"> has a lot of useful, type-specific, functions, but they're not as fast as the DSP instructions. 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ful Development Tric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one &amp; Mutate existing classes.</text:p>
              </text:list-item>
              <text:list-item>
                <text:p>Or at least use the existing classes for reference.</text:p>
              </text:list-item>
              <text:list-item>
                <text:p>You can print diagnostic information from update() function, but it's easy to overwhelm the system if you do it for every sample or block. <text:s/>Set a flag periodically, or add a sketch-task inspect() method.</text:p>
              </text:list-item>
              <text:list-item>
                <text:p>Periodically measure system load for CPU % and buffer consumption.</text:p>
              </text:list-item>
              <text:list-item>
                <text:p>Turn off audio interrupts if you need to guarantee atomiticity of class accessors (ie trigger env and reset osc phase).</text:p>
              </text:list-item>
              <text:list-item>
                <text:p>If it seems to be locking up, make sure that your update() function isn't looping forever.</text:p>
              </text:list-item>
              <text:list-item>
                <text:p>Allocate buffer mem and be sure to enable and turn on the output volume control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's Next?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ore &amp; better processing classes.</text:p>
                <text:list>
                  <text:list-item>
                    <text:p>Handclap generator.</text:p>
                  </text:list-item>
                  <text:list-item>
                    <text:p>4-pole lowpass (Karlsen fast ladder).</text:p>
                  </text:list-item>
                  <text:list-item>
                    <text:p>Porting some other algorithms found at MusicDSP.org.</text:p>
                  </text:list-item>
                  <text:list-item>
                    <text:p>Reverb &amp; pitch shift are desired.</text:p>
                  </text:list-item>
                </text:list>
              </text:list-item>
              <text:list-item>
                <text:p>More sketches built with existing blocks</text:p>
                <text:list>
                  <text:list-item>
                    <text:p>Vocoder should be easy.</text:p>
                  </text:list-item>
                </text:list>
              </text:list-item>
              <text:list-item>
                <text:p>More complete prototyp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JRC.com</text:p>
              </text:list-item>
              <text:list-item>
                <text:p>http://www.pjrc.com/teensy/gui/</text:p>
              </text:list-item>
              <text:list-item>
                <text:p>Github.com/paul....audio...</text:p>
              </text:list-item>
              <text:list-item>
                <text:p><text:a xlink:href="https://github.com/Jacquot-SFE/Teensy-synth-platform" xlink:type="simple">https://github.com/Jacquot-SFE/Teensy-synth-platform</text:a> - this presentation is in there.</text:p>
              </text:list-item>
              <text:list-item>
                <text:p>MusicDSP.org</text:p>
              </text:list-item>
              <text:list-item>
                <text:p>Hal Chamberlin'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14:51:33.973000000</meta:creation-date>
    <meta:generator>LibreOffice/4.1.0.4$Windows_x86 LibreOffice_project/89ea49ddacd9aa532507cbf852f2bb22b1ace28</meta:generator>
    <dc:date>2016-02-26T12:11:13.771000000</dc:date>
    <meta:editing-duration>PT3H20M59S</meta:editing-duration>
    <meta:editing-cycles>6</meta:editing-cycles>
    <meta:document-statistic meta:object-count="121"/>
  </office:meta>
</office:document-meta>
</file>